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6.307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6.68866666666667cm"/>
    </style:style>
    <style:style style:name="co5" style:family="table-column">
      <style:table-column-properties fo:break-before="auto" style:column-width="2.20133333333333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3.429cm"/>
    </style:style>
    <style:style style:name="co8" style:family="table-column">
      <style:table-column-properties fo:break-before="auto" style:column-width="1.41816666666667cm"/>
    </style:style>
    <style:style style:name="co9" style:family="table-column">
      <style:table-column-properties fo:break-before="auto" style:column-width="1.75683333333333cm"/>
    </style:style>
    <style:style style:name="co10" style:family="table-column">
      <style:table-column-properties fo:break-before="auto" style:column-width="1.37583333333333cm"/>
    </style:style>
    <style:style style:name="co11" style:family="table-column">
      <style:table-column-properties fo:break-before="auto" style:column-width="5.715cm"/>
    </style:style>
    <style:style style:name="co12" style:family="table-column">
      <style:table-column-properties fo:break-before="auto" style:column-width="5.48216666666667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Juego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16374" table:default-cell-style-name="ce1"/>
        <table:table-row table:style-name="ro1">
          <table:table-cell office:value-type="string" table:style-name="ce1">
            <text:p>idevento</text:p>
          </table:table-cell>
          <table:table-cell office:value-type="string" table:style-name="ce1">
            <text:p>nombres</text:p>
          </table:table-cell>
          <table:table-cell office:value-type="string" table:style-name="ce1">
            <text:p>serie</text:p>
          </table:table-cell>
          <table:table-cell office:value-type="string" table:style-name="ce1">
            <text:p>idjugador</text:p>
          </table:table-cell>
          <table:table-cell table:number-columns-repeated="3" table:style-name="ce1"/>
          <table:table-cell office:value-type="string" table:style-name="ce1">
            <text:p>idevento</text:p>
          </table:table-cell>
          <table:table-cell office:value-type="string" table:style-name="ce1">
            <text:p>categoria</text:p>
          </table:table-cell>
          <table:table-cell office:value-type="string" table:style-name="ce1">
            <text:p>nombre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NDREA ALARCON SEGOVI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50 metros varones</text:p>
          </table:table-cell>
          <table:table-cell office:value-type="string" table:style-name="ce1">
            <text:p>Libre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NDREA ALARCON SEGOVI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100 metros varones</text:p>
          </table:table-cell>
          <table:table-cell office:value-type="string" table:style-name="ce1">
            <text:p>Libre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NDREA ALARCON SEGOVI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200 metros varones</text:p>
          </table:table-cell>
          <table:table-cell office:value-type="string" table:style-name="ce1">
            <text:p>Libre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CARLET ARIAS INSUASTI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50 metros varones</text:p>
          </table:table-cell>
          <table:table-cell office:value-type="string" table:style-name="ce1">
            <text:p>Mariposa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SCARLET ARIAS INSUASTI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100 metros varones</text:p>
          </table:table-cell>
          <table:table-cell office:value-type="string" table:style-name="ce1">
            <text:p>Mariposa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CARLET ARIAS INSUASTI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50 metros varones</text:p>
          </table:table-cell>
          <table:table-cell office:value-type="string" table:style-name="ce1">
            <text:p>Espalda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CARLET ARIAS INSUASTI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100 metros varones</text:p>
          </table:table-cell>
          <table:table-cell office:value-type="string" table:style-name="ce1">
            <text:p>Espalda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SOFIA TENEMAZA MOREJON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200 metros varones</text:p>
          </table:table-cell>
          <table:table-cell office:value-type="string" table:style-name="ce1">
            <text:p>Espalda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OFIA TENEMAZA MOREJON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50 metros varones</text:p>
          </table:table-cell>
          <table:table-cell office:value-type="string" table:style-name="ce1">
            <text:p>Pecho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SOFIA TENEMAZA MOREJON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100 metros varones</text:p>
          </table:table-cell>
          <table:table-cell office:value-type="string" table:style-name="ce1">
            <text:p>Pecho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OFIA TENEMAZA MOREJON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200 metros varones</text:p>
          </table:table-cell>
          <table:table-cell office:value-type="string" table:style-name="ce1">
            <text:p>Pecho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AFAELA ALARCON SEGOVI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50 metros mujeres</text:p>
          </table:table-cell>
          <table:table-cell office:value-type="string" table:style-name="ce1">
            <text:p>Libre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RAFAELA ALARCON SEGOVI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100 metros mujeres</text:p>
          </table:table-cell>
          <table:table-cell office:value-type="string" table:style-name="ce1">
            <text:p>Libre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RAFAELA ALARCON SEGOVI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string" table:style-name="ce1">
            <text:p>200 metros mujeres</text:p>
          </table:table-cell>
          <table:table-cell office:value-type="string" table:style-name="ce1">
            <text:p>Libre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RAFAELA ALARCON SEGOVI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50 metros mujeres</text:p>
          </table:table-cell>
          <table:table-cell office:value-type="string" table:style-name="ce1">
            <text:p>Maripos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ORIS HARO TAMAYO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100 metros mujeres</text:p>
          </table:table-cell>
          <table:table-cell office:value-type="string" table:style-name="ce1">
            <text:p>Mariposa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ORIS HARO TAMAYO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50 metros mujeres</text:p>
          </table:table-cell>
          <table:table-cell office:value-type="string" table:style-name="ce1">
            <text:p>Espalda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ORIS HARO TAMAYO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100 metros mujeres</text:p>
          </table:table-cell>
          <table:table-cell office:value-type="string" table:style-name="ce1">
            <text:p>Espalda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ORIS HARO TAMAYO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200 metros mujeres</text:p>
          </table:table-cell>
          <table:table-cell office:value-type="string" table:style-name="ce1">
            <text:p>Espald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EBASTIAN BORJA CASTRO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50 metros mujeres</text:p>
          </table:table-cell>
          <table:table-cell office:value-type="string" table:style-name="ce1">
            <text:p>Pecho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EBASTIAN BORJA CASTRO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100 metros mujeres</text:p>
          </table:table-cell>
          <table:table-cell office:value-type="string" table:style-name="ce1">
            <text:p>Pecho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EBASTIAN BORJA CASTRO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string" table:style-name="ce1">
            <text:p>200 metros mujeres</text:p>
          </table:table-cell>
          <table:table-cell office:value-type="string" table:style-name="ce1">
            <text:p>Pecho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SEBASTIAN BORJA CASTRO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JUAN CHACHA HURTADO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JUAN CHACHA HURTADO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JUAN CHACHA HURTADO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RISTIAN PORTILLA MORENO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RISTIAN PORTILLA MORENO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RISTIAN PORTILLA MORENO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RISTIAN PORTILLA MORENO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0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Eventos_y_Categorias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idevento</text:p>
          </table:table-cell>
          <table:table-cell office:value-type="string" table:style-name="ce1">
            <text:p>categoria</text:p>
          </table:table-cell>
          <table:table-cell office:value-type="string" table:style-name="ce1">
            <text:p>idestilo</text:p>
          </table:table-cell>
          <table:table-cell office:value-type="string" table:style-name="ce1">
            <text:p>idgenero</text:p>
          </table:table-cell>
          <table:table-cell office:value-type="string" table:style-name="ce1">
            <text:p>idestil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idgenero</text:p>
          </table:table-cell>
          <table:table-cell office:value-type="string" table:style-name="ce1">
            <text:p>genero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50 metros varones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b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100 metros varones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b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00 metros varones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b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50 metros varones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ipo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100 metros varones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ipo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50 metros varones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pal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100 metros varones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pal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200 metros varones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pal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50 metros varones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ch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100 metros varones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ch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200 metros varones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ch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bre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50 metros mujere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b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100 metros mujere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b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200 metros mujere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b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50 metros mujeres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ipo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100 metros mujeres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ipos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50 metros mujeres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pald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100 metros mujeres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pald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200 metros mujeres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pald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50 metros mujeres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ch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100 metros mujeres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ch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200 metros mujeres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ech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ujer</text:p>
          </table:table-cell>
          <table:table-cell table:number-columns-repeated="16376"/>
        </table:table-row>
        <table:table-row table:number-rows-repeated="1048553" table:style-name="ro1">
          <table:table-cell table:number-columns-repeated="16384"/>
        </table:table-row>
      </table:table>
      <table:table table:name="Informacion_Completa_Tungurahua" table:style-name="ta1">
        <table:table-column table:style-name="co11" table:default-cell-style-name="ce1"/>
        <table:table-column table:style-name="co3" table:default-cell-style-name="ce1"/>
        <table:table-column table:style-name="co3" table:default-cell-style-name="ce2"/>
        <table:table-column table:style-name="co3" table:number-columns-repeated="2" table:default-cell-style-name="ce1"/>
        <table:table-column table:style-name="co12" table:default-cell-style-name="ce1"/>
        <table:table-column table:style-name="co3" table:default-cell-style-name="ce1"/>
        <table:table-column table:style-name="co3" table:default-cell-style-name="ce2"/>
        <table:table-column table:style-name="co5" table:number-columns-repeated="16376" table:default-cell-style-name="ce1"/>
        <table:table-row table:style-name="ro1">
          <table:table-cell office:value-type="string" table:style-name="ce1">
            <text:p>nombres</text:p>
          </table:table-cell>
          <table:table-cell office:value-type="string" table:style-name="ce1">
            <text:p>edad</text:p>
          </table:table-cell>
          <table:table-cell office:value-type="string" table:style-name="ce2">
            <text:p>fnacimiento</text:p>
          </table:table-cell>
          <table:table-cell office:value-type="string" table:style-name="ce1">
            <text:p>idequipo</text:p>
          </table:table-cell>
          <table:table-cell office:value-type="string" table:style-name="ce1">
            <text:p>cedula</text:p>
          </table:table-cell>
          <table:table-cell office:value-type="string" table:style-name="ce1">
            <text:p>unidad_educativa</text:p>
          </table:table-cell>
          <table:table-cell table:style-name="ce1"/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PAREDES PAREDES AMY MONSERRATH</text:p>
          </table:table-cell>
          <table:table-cell office:value-type="float" office:value="14" table:formula="of:=DATEDIF([.C2]; [.H2]; &quot;y&quot;)" table:style-name="ce1">
            <text:p>14</text:p>
          </table:table-cell>
          <table:table-cell office:value-type="date" office:date-value="2009-02-09T00:00:00" table:style-name="ce2">
            <text:p>2009-02-09</text:p>
          </table:table-cell>
          <table:table-cell office:value-type="float" office:value="4" table:style-name="ce1">
            <text:p>4</text:p>
          </table:table-cell>
          <table:table-cell office:value-type="float" office:value="1851025864" table:style-name="ce1">
            <text:p>1851025864</text:p>
          </table:table-cell>
          <table:table-cell office:value-type="string" table:style-name="ce1">
            <text:p>LIGAMI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RBINA CABEZA MARÍA GRACIA</text:p>
          </table:table-cell>
          <table:table-cell office:value-type="float" office:value="14" table:formula="of:=DATEDIF([.C3]; [.H3]; &quot;y&quot;)" table:style-name="ce1">
            <text:p>14</text:p>
          </table:table-cell>
          <table:table-cell office:value-type="date" office:date-value="2009-11-25T00:00:00" table:style-name="ce2">
            <text:p>2009-11-25</text:p>
          </table:table-cell>
          <table:table-cell office:value-type="float" office:value="4" table:style-name="ce1">
            <text:p>4</text:p>
          </table:table-cell>
          <table:table-cell office:value-type="float" office:value="1850074046" table:style-name="ce1">
            <text:p>1850074046</text:p>
          </table:table-cell>
          <table:table-cell office:value-type="string" table:style-name="ce1">
            <text:p>NUEVO MUNDO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GOVIA VILLACÍS SOFÍA</text:p>
          </table:table-cell>
          <table:table-cell office:value-type="float" office:value="14" table:formula="of:=DATEDIF([.C4]; [.H4]; &quot;y&quot;)" table:style-name="ce1">
            <text:p>14</text:p>
          </table:table-cell>
          <table:table-cell office:value-type="date" office:date-value="2009-05-21T00:00:00" table:style-name="ce2">
            <text:p>2009-05-21</text:p>
          </table:table-cell>
          <table:table-cell office:value-type="float" office:value="4" table:style-name="ce1">
            <text:p>4</text:p>
          </table:table-cell>
          <table:table-cell office:value-type="float" office:value="1850821222" table:style-name="ce1">
            <text:p>1850821222</text:p>
          </table:table-cell>
          <table:table-cell office:value-type="string" table:style-name="ce1">
            <text:p>CEBI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CHA SANMARTÍN KRISTAL BELÉN</text:p>
          </table:table-cell>
          <table:table-cell office:value-type="float" office:value="14" table:formula="of:=DATEDIF([.C5]; [.H5]; &quot;y&quot;)" table:style-name="ce1">
            <text:p>14</text:p>
          </table:table-cell>
          <table:table-cell office:value-type="date" office:date-value="2009-10-09T00:00:00" table:style-name="ce2">
            <text:p>2009-10-09</text:p>
          </table:table-cell>
          <table:table-cell office:value-type="float" office:value="4" table:style-name="ce1">
            <text:p>4</text:p>
          </table:table-cell>
          <table:table-cell office:value-type="float" office:value="1752898005" table:style-name="ce1">
            <text:p>1752898005</text:p>
          </table:table-cell>
          <table:table-cell office:value-type="string" table:style-name="ce1">
            <text:p>SANTO DOMINGO DE GUZMAN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OLÍZ PORCELLATO SEBASTIANO</text:p>
          </table:table-cell>
          <table:table-cell office:value-type="float" office:value="14" table:formula="of:=DATEDIF([.C6]; [.H6]; &quot;y&quot;)" table:style-name="ce1">
            <text:p>14</text:p>
          </table:table-cell>
          <table:table-cell office:value-type="date" office:date-value="2009-06-15T00:00:00" table:style-name="ce2">
            <text:p>2009-06-15</text:p>
          </table:table-cell>
          <table:table-cell office:value-type="float" office:value="4" table:style-name="ce1">
            <text:p>4</text:p>
          </table:table-cell>
          <table:table-cell office:value-type="float" office:value="1850009281" table:style-name="ce1">
            <text:p>1850009281</text:p>
          </table:table-cell>
          <table:table-cell office:value-type="string" table:style-name="ce1">
            <text:p>PIO X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CUIRO HERNÁNDEZ ANDRÉS</text:p>
          </table:table-cell>
          <table:table-cell office:value-type="float" office:value="14" table:formula="of:=DATEDIF([.C7]; [.H7]; &quot;y&quot;)" table:style-name="ce1">
            <text:p>14</text:p>
          </table:table-cell>
          <table:table-cell office:value-type="date" office:date-value="2009-06-07T00:00:00" table:style-name="ce2">
            <text:p>2009-06-07</text:p>
          </table:table-cell>
          <table:table-cell office:value-type="float" office:value="4" table:style-name="ce1">
            <text:p>4</text:p>
          </table:table-cell>
          <table:table-cell office:value-type="float" office:value="1805183371" table:style-name="ce1">
            <text:p>1805183371</text:p>
          </table:table-cell>
          <table:table-cell office:value-type="string" table:style-name="ce1">
            <text:p>OSCAR EFREN REYES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STILLO RIOFRÍO ISRAEL</text:p>
          </table:table-cell>
          <table:table-cell office:value-type="float" office:value="13" table:formula="of:=DATEDIF([.C8]; [.H8]; &quot;y&quot;)" table:style-name="ce1">
            <text:p>13</text:p>
          </table:table-cell>
          <table:table-cell office:value-type="date" office:date-value="2010-12-08T00:00:00" table:style-name="ce2">
            <text:p>2010-12-08</text:p>
          </table:table-cell>
          <table:table-cell office:value-type="float" office:value="4" table:style-name="ce1">
            <text:p>4</text:p>
          </table:table-cell>
          <table:table-cell office:value-type="float" office:value="1850162924" table:style-name="ce1">
            <text:p>1850162924</text:p>
          </table:table-cell>
          <table:table-cell office:value-type="string" table:style-name="ce1">
            <text:p>NUEVO MUNDO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SCANO CRUZ JEREMMY</text:p>
          </table:table-cell>
          <table:table-cell office:value-type="float" office:value="14" table:formula="of:=DATEDIF([.C9]; [.H9]; &quot;y&quot;)" table:style-name="ce1">
            <text:p>14</text:p>
          </table:table-cell>
          <table:table-cell office:value-type="date" office:date-value="2009-06-26T00:00:00" table:style-name="ce2">
            <text:p>2009-06-26</text:p>
          </table:table-cell>
          <table:table-cell office:value-type="float" office:value="4" table:style-name="ce1">
            <text:p>4</text:p>
          </table:table-cell>
          <table:table-cell office:value-type="float" office:value="1850139526" table:style-name="ce1">
            <text:p>1850139526</text:p>
          </table:table-cell>
          <table:table-cell office:value-type="string" table:style-name="ce1">
            <text:p>LIGAMI</text:p>
          </table:table-cell>
          <table:table-cell table:style-name="ce1"/>
          <table:table-cell office:value-type="date" office:date-value="2023-12-31T00:00:00" table:style-name="ce2">
            <text:p>2023-12-31</text:p>
          </table:table-cell>
          <table:table-cell table:number-columns-repeated="16376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ahoma" svg:font-family="Tahoma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Tahoma" style:font-name-asian="Tahoma" style:font-name-complex="Tahoma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Tahoma" style:font-name-asian="Tahoma" style:font-name-complex="Tahoma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5</meta:generator>
    <meta:initial-creator>Jorge Arguello</meta:initial-creator>
    <dc:creator>Jorge Arguello</dc:creator>
    <meta:creation-date>2023-05-04T19:39:44Z</meta:creation-date>
    <dc:date>2023-05-05T04:48:24Z</dc:date>
    <meta:print-date>2023-05-05T04:03:34Z</meta:print-date>
    <meta:editing-cycles>3</meta:editing-cycles>
    <meta:editing-duration>PT4573S</meta:editing-duration>
  </office:meta>
</office:document-meta>
</file>